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paragraph-properties>
        <style:tab-stops>
          <style:tab-stop style:position="11.456cm"/>
        </style:tab-stops>
      </style:paragraph-properties>
      <style:text-properties officeooo:paragraph-rsid="0011e4ac"/>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2">
        <text:h text:style-name="Heading_20_3" text:outline-level="3"><text:bookmark-start text:name="__RefHeading___Toc7318_1464965999"/>Internal Version Control<text:bookmark-end text:name="__RefHeading___Toc7318_1464965999"/></text:h>
        <text:p text:style-name="P1">For projects created by an older version of Organon exists an internal version control to adapt the changes to the project. Probably the project can't be opened by an older version of Organon afterward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1T07:08:24.491000000</dc:date>
    <meta:editing-duration>P0D</meta:editing-duration>
    <meta:editing-cycles>1</meta:editing-cycles>
    <meta:document-statistic meta:table-count="0" meta:image-count="0" meta:object-count="0" meta:page-count="1" meta:paragraph-count="2" meta:word-count="37" meta:character-count="227" meta:non-whitespace-character-count="192"/>
    <meta:generator>LibreOffice/5.1.1.3$Windows_X86_64 LibreOffice_project/89f508ef3ecebd2cfb8e1def0f0ba9a803b88a6d</meta:generator>
  </office:meta>
</office:document-meta>
</file>